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9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2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4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5" style:family="paragraph" style:parent-style-name="Default">
      <style:paragraph-properties fo:text-align="center" style:justify-single-word="false" style:text-autospace="none"/>
    </style:style>
    <style:style style:name="P16" style:family="paragraph" style:parent-style-name="Default">
      <style:paragraph-properties fo:text-align="start" style:justify-single-word="false" style:text-autospace="none"/>
    </style:style>
    <style:style style:name="P17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8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9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1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2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23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4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5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8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9" style:family="paragraph" style:parent-style-name="Default">
      <style:paragraph-properties style:text-autospace="non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P30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1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2" style:family="paragraph" style:parent-style-name="Default">
      <style:paragraph-properties fo:text-align="start" style:justify-single-word="false" style:text-autospace="none"/>
    </style:style>
    <style:style style:name="P33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9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0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2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5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8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9" style:family="text">
      <style:text-properties style:text-line-through-style="none" style:text-underline-style="none" fo:font-weight="normal" style:font-weight-asian="normal" style:font-weight-complex="normal"/>
    </style:style>
    <style:style style:name="T20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26" style:family="text">
      <style:text-properties fo:language="en" fo:country="US" style:font-name-asian="Bookman Old Style" style:font-name-complex="Bookman Old Style"/>
    </style:style>
    <style:style style:name="T27" style:family="text">
      <style:text-properties style:font-name-asian="Bookman Old Style" style:font-name-complex="Bookman Old Style"/>
    </style:style>
    <style:style style:name="T28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29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<text:span text:style-name="T8">Applicants for survey: </text:span></text:p>
            <text:p text:style-name="P16"><text:span text:style-name="T8">Company </text:span><text:span text:style-name="T10">{$ReportClientEng}</text:span></text:p>
            <text:p text:style-name="P14"/>
            <text:p text:style-name="P16"><text:s/><text:span text:style-name="T8">Address </text:span></text:p>
            <text:p text:style-name="P7"><text:span text:style-name="T23">{$ReportClientAddrEng}</text:span></text:p>
            <text:p text:style-name="P4"/>
          </table:table-cell>
          <table:table-cell table:style-name="Таблица1.A1" office:value-type="string">
            <text:p text:style-name="P16"><text:s/><text:span text:style-name="T8">Заказчик инспекции: </text:span></text:p>
            <text:p text:style-name="P16"><text:span text:style-name="T8">Компания</text:span><text:span text:style-name="T9"> </text:span><text:span text:style-name="T10">{$ReportClient}</text:span><text:span text:style-name="T9"> </text:span></text:p>
            <text:p text:style-name="P7"/>
            <text:p text:style-name="P16"><text:s/><text:span text:style-name="T8">Адрес </text:span></text:p>
            <text:p text:style-name="P16"><text:span text:style-name="T10">{$ReportClientAddr}</text:span><text:span text:style-name="T9"> </text:span></text:p>
            <text:p text:style-name="P8"/>
          </table:table-cell>
        </table:table-row>
      </table:table>
      <text:p text:style-name="P15"><text:s/><text:span text:style-name="T16">CARGO SURVEY REPORT </text:span></text:p>
      <text:p text:style-name="P17"><text:span text:style-name="T17">№ </text:span><text:span text:style-name="T18">{$Report}</text:span></text:p>
      <text:p text:style-name="P18">ОТЧЕТ ОБ ИНСПЕКЦИИ ГРУЗА </text:p>
      <text:p text:style-name="P17"><text:span text:style-name="T17">№ </text:span><text:span text:style-name="T18">{$Report}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Container:</text:p>
            <text:p text:style-name="P25">{$number}</text:p>
          </table:table-cell>
          <table:table-cell table:style-name="Таблица2.A1" office:value-type="string">
            <text:p text:style-name="P26">Контейнер:</text:p>
            <text:p text:style-name="P25">{$number}</text:p>
          </table:table-cell>
        </table:table-row>
        <table:table-row>
          <table:table-cell table:style-name="Таблица2.A1" office:value-type="string">
            <text:p text:style-name="P24">Seal: <text:span text:style-name="T19">{$inspection.actualSeal}</text:span><text:span text:style-name="T21"> </text:span></text:p>
          </table:table-cell>
          <table:table-cell table:style-name="Таблица2.A1" office:value-type="string">
            <text:p text:style-name="P26">Пломба: <text:span text:style-name="T20">{$inspection.actualSeal}</text:span></text:p>
          </table:table-cell>
        </table:table-row>
        <table:table-row>
          <table:table-cell table:style-name="Таблица2.A1" office:value-type="string">
            <text:p text:style-name="P24">Description of Goods<text:span text:style-name="T21">: {$actualCargoesEnglishName}</text:span></text:p>
          </table:table-cell>
          <table:table-cell table:style-name="Таблица2.A1" office:value-type="string">
            <text:p text:style-name="P26">Груз<text:span text:style-name="T21">: <text:s/></text:span><text:span text:style-name="T24">{$actualCargoesName}</text:span></text:p>
          </table:table-cell>
        </table:table-row>
        <table:table-row>
          <table:table-cell table:style-name="Таблица2.A1" office:value-type="string">
            <text:p text:style-name="P24">Vessel: <text:span text:style-name="T22">{$voyage.vessel.name}</text:span><text:span text:style-name="T21"> </text:span></text:p>
          </table:table-cell>
          <table:table-cell table:style-name="Таблица2.A1" office:value-type="string">
            <text:p text:style-name="P26">Судно: <text:span text:style-name="T25">{$voyage.vessel.name}</text:span></text:p>
          </table:table-cell>
        </table:table-row>
        <table:table-row>
          <table:table-cell table:style-name="Таблица2.A1" office:value-type="string">
            <text:p text:style-name="P24">Bill of Lading: <text:span text:style-name="T21">{$billOfLadings}</text:span></text:p>
          </table:table-cell>
          <table:table-cell table:style-name="Таблица2.A1" office:value-type="string">
            <text:p text:style-name="P26">Коносамент: <text:span text:style-name="T24">{$billOfLadings}</text:span></text:p>
          </table:table-cell>
        </table:table-row>
        <table:table-row>
          <table:table-cell table:style-name="Таблица2.A1" office:value-type="string">
            <text:p text:style-name="P21"><text:span text:style-name="T14">Port and day of loading: </text:span><text:span text:style-name="T13">{$loadingPort.englishName}</text:span><text:span text:style-name="T15"> </text:span></text:p>
            <text:p text:style-name="P25">{$loadingDate} </text:p>
          </table:table-cell>
          <table:table-cell table:style-name="Таблица2.A1" office:value-type="string">
            <text:p text:style-name="P21"><text:span text:style-name="T14">Порт и дата отгрузки: </text:span><text:span text:style-name="T13">{$loadingPort.name}</text:span></text:p>
            <text:p text:style-name="P25">{$loadingDate}</text:p>
          </table:table-cell>
        </table:table-row>
        <table:table-row>
          <table:table-cell table:style-name="Таблица2.A1" office:value-type="string">
            <text:p text:style-name="P13">Port and day of unloading: <text:span text:style-name="T20">$dischargePort.englishName}</text:span></text:p>
            <text:p text:style-name="P27">{$dischargeDate}</text:p>
          </table:table-cell>
          <table:table-cell table:style-name="Таблица2.A1" office:value-type="string">
            <text:p text:style-name="P13">Порт и дата выгрузки: <text:span text:style-name="T20">{$dischargePort.name}</text:span></text:p>
            <text:p text:style-name="P27">{$dischargeDate}</text:p>
          </table:table-cell>
        </table:table-row>
        <table:table-row>
          <table:table-cell table:style-name="Таблица2.A1" office:value-type="string">
            <text:p text:style-name="P13">Shipper: </text:p>
            <text:p text:style-name="P27">{$cargoSuppliersEng}</text:p>
          </table:table-cell>
          <table:table-cell table:style-name="Таблица2.A1" office:value-type="string">
            <text:p text:style-name="P13">Отправитель:</text:p>
            <text:p text:style-name="P27">{$cargoSuppliers}</text:p>
          </table:table-cell>
        </table:table-row>
        <table:table-row>
          <table:table-cell table:style-name="Таблица2.A1" office:value-type="string">
            <text:p text:style-name="P24">Order №: <text:span text:style-name="T27">{$orders}</text:span> <text:s/></text:p>
          </table:table-cell>
          <table:table-cell table:style-name="Таблица2.A1" office:value-type="string">
            <text:p text:style-name="P26">Заказ №: <text:span text:style-name="T26">{$orders}</text:span> </text:p>
          </table:table-cell>
        </table:table-row>
        <table:table-row>
          <table:table-cell table:style-name="Таблица2.A1" office:value-type="string">
            <text:p text:style-name="P24">Invoice №: <text:span text:style-name="T27">{$invoices}</text:span> <text:s/></text:p>
          </table:table-cell>
          <table:table-cell table:style-name="Таблица2.A1" office:value-type="string">
            <text:p text:style-name="P26">Инвойс №: <text:span text:style-name="T26">{$invoices}</text:span> </text:p>
          </table:table-cell>
        </table:table-row>
        <table:table-row>
          <table:table-cell table:style-name="Таблица2.A1" office:value-type="string">
            <text:p text:style-name="P13">Receiver: </text:p>
            <text:p text:style-name="P30">{$CargoReceiverNameEng}</text:p>
            <text:p text:style-name="P30">{$CargoReceiverAddrEng}</text:p>
          </table:table-cell>
          <table:table-cell table:style-name="Таблица2.A1" office:value-type="string">
            <text:p text:style-name="P29"><text:span text:style-name="T29">Получатель:</text:span></text:p>
            <text:p text:style-name="P30">{$CargoReceiverName}</text:p>
            <text:p text:style-name="P30">{$CargoReceiverAddr}</text:p>
          </table:table-cell>
        </table:table-row>
        <table:table-row>
          <table:table-cell table:style-name="Таблица2.A1" office:value-type="string">
            <text:p text:style-name="P24">Date of inspection request<text:span text:style-name="T21">: </text:span><text:span text:style-name="T19">{$inspection.surveyRequestDate}</text:span></text:p>
          </table:table-cell>
          <table:table-cell table:style-name="Таблица2.A1" office:value-type="string">
            <text:p text:style-name="P26">Дата заявки на инспекцию:<text:span text:style-name="T20">{$inspection.surveyRequestDate}</text:span></text:p>
          </table:table-cell>
        </table:table-row>
        <table:table-row>
          <table:table-cell table:style-name="Таблица2.A1" office:value-type="string">
            <text:p text:style-name="P24">Date of Survey Conducted<text:span text:style-name="T21">: </text:span><text:span text:style-name="T19">{$inspection.surveyDate}</text:span></text:p>
          </table:table-cell>
          <table:table-cell table:style-name="Таблица2.A1" office:value-type="string">
            <text:p text:style-name="P26"><text:span text:style-name="T23">Дата проведения инспекции: </text:span><text:span text:style-name="T20">{$inspection.surveyDate}</text:span></text:p>
          </table:table-cell>
        </table:table-row>
        <table:table-row>
          <table:table-cell table:style-name="Таблица2.A1" office:value-type="string">
            <text:p text:style-name="P13">Place of survey: </text:p>
            <text:p text:style-name="P10">{$inspection.surveyPlace.englishName}</text:p>
          </table:table-cell>
          <table:table-cell table:style-name="Таблица2.A1" office:value-type="string">
            <text:p text:style-name="P13">Место инспекции: </text:p>
            <text:p text:style-name="P10">{$inspection.surveyPlace.russianName}</text:p>
          </table:table-cell>
        </table:table-row>
        <table:table-row>
          <table:table-cell table:style-name="Таблица2.A1" office:value-type="string">
            <text:p text:style-name="P9">Unloading on a warehouse/in a motor vehicle:</text:p>
          </table:table-cell>
          <table:table-cell table:style-name="Таблица2.A1" office:value-type="string">
            <text:p text:style-name="P11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9">Type of packing:</text:p>
          </table:table-cell>
          <table:table-cell table:style-name="Таблица2.A1" office:value-type="string">
            <text:p text:style-name="P11">Вид упаковки:</text:p>
          </table:table-cell>
        </table:table-row>
      </table:table>
      <text:p text:style-name="P20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23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20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22"><text:span text:style-name="T11">Shipping </text:span><text:span text:style-name="T12">m</text:span><text:span text:style-name="T11">ark</text:span><text:span text:style-name="T12">s</text:span><text:span text:style-name="T11">/Маркировка производителя:</text:span></text:p>
          </table:table-cell>
          <table:covered-table-cell/>
        </table:table-row>
        <text:soft-page-break/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25T02:56:10.42</dc:date>
    <meta:editing-duration>PT22H52M52S</meta:editing-duration>
    <meta:editing-cycles>105</meta:editing-cycles>
    <meta:generator>LibreOffice/3.3$Win32 LibreOffice_project/330m19$Build-202</meta:generator>
    <meta:document-statistic meta:table-count="5" meta:image-count="0" meta:object-count="0" meta:page-count="2" meta:paragraph-count="67" meta:word-count="179" meta:character-count="1748"/>
  </office:meta>
</office:document-meta>
</file>